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family-generic="swiss"/>
    <style:font-face style:name="DejaVu Sans Condensed2" svg:font-family="'DejaVu Sans Condensed'" style:font-family-generic="swiss" style:font-pitch="variable"/>
    <style:font-face style:name="DejaVu Sans Condensed3" svg:font-family="'DejaVu Sans Condensed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OpenSymbol2" svg:font-family="OpenSymbol" style:font-adornments="Regular" style:font-pitch="variable" style:font-charset="x-symbol"/>
  </office:font-face-decls>
  <office:automatic-styles>
    <style:style style:name="P1" style:family="paragraph" style:parent-style-name="Standard">
      <style:text-properties style:font-name="DejaVu Sans Condensed2" fo:font-size="12pt" fo:font-weight="bold" officeooo:rsid="0012cc9b" officeooo:paragraph-rsid="0018c2ef" style:font-size-asian="12pt" style:font-weight-asian="bold" style:font-size-complex="12pt" style:font-weight-complex="bold"/>
    </style:style>
    <style:style style:name="P2" style:family="paragraph" style:parent-style-name="Standard">
      <style:text-properties style:font-name="DejaVu Sans Condensed2" fo:font-size="12pt" fo:font-weight="bold" officeooo:rsid="00148c7a" officeooo:paragraph-rsid="0029c0be" style:font-size-asian="12pt" style:font-weight-asian="bold" style:font-size-complex="12pt" style:font-weight-complex="bold"/>
    </style:style>
    <style:style style:name="P3" style:family="paragraph" style:parent-style-name="Standard">
      <style:text-properties style:font-name="DejaVu Sans Condensed2" fo:font-size="12pt" fo:font-weight="bold" officeooo:rsid="00148c7a" officeooo:paragraph-rsid="0018c2ef" style:font-size-asian="12pt" style:font-weight-asian="bold" style:font-size-complex="12pt" style:font-weight-complex="bold"/>
    </style:style>
    <style:style style:name="P4" style:family="paragraph" style:parent-style-name="Standard">
      <style:text-properties style:font-name="DejaVu Sans Condensed2" fo:font-size="12pt" fo:font-weight="bold" officeooo:rsid="0018178b" officeooo:paragraph-rsid="0029c0be" style:font-size-asian="12pt" style:font-weight-asian="bold" style:font-size-complex="12pt" style:font-weight-complex="bold"/>
    </style:style>
    <style:style style:name="P5" style:family="paragraph" style:parent-style-name="Standard">
      <style:text-properties style:font-name="DejaVu Sans Condensed2" fo:font-size="12pt" fo:font-weight="bold" officeooo:rsid="002da520" officeooo:paragraph-rsid="002da520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DejaVu Sans Condensed2" fo:font-size="12pt" fo:font-weight="bold" officeooo:rsid="0012cc9b" officeooo:paragraph-rsid="0029c0be" style:font-size-asian="12pt" style:font-weight-asian="bold" style:font-name-complex="DejaVu Sans Condensed3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DejaVu Sans Condensed2" fo:font-size="12pt" fo:font-weight="normal" officeooo:rsid="0018178b" officeooo:paragraph-rsid="0029c0be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DejaVu Sans Condensed2" fo:font-size="12pt" fo:font-weight="normal" officeooo:rsid="0018178b" officeooo:paragraph-rsid="001a5590" style:font-size-asian="12pt" style:font-weight-asian="normal" style:font-size-complex="12pt" style:font-weight-complex="normal"/>
    </style:style>
    <style:style style:name="P9" style:family="paragraph" style:parent-style-name="Standard">
      <style:text-properties style:font-name="DejaVu Sans Condensed2" fo:font-size="12pt" officeooo:rsid="00148c7a" officeooo:paragraph-rsid="0018c2ef" style:font-size-asian="12pt" style:font-size-complex="12pt"/>
    </style:style>
    <style:style style:name="P10" style:family="paragraph" style:parent-style-name="Standard">
      <style:text-properties style:font-name="DejaVu Sans Condensed2" fo:font-size="12pt" officeooo:rsid="00148c7a" officeooo:paragraph-rsid="00244ba6" style:font-size-asian="12pt" style:font-size-complex="12pt"/>
    </style:style>
    <style:style style:name="P11" style:family="paragraph" style:parent-style-name="Standard">
      <style:text-properties style:font-name="DejaVu Sans Condensed2" fo:font-size="12pt" officeooo:paragraph-rsid="0029c0be" style:font-size-asian="12pt" style:font-size-complex="12pt"/>
    </style:style>
    <style:style style:name="P12" style:family="paragraph" style:parent-style-name="Standard">
      <style:text-properties style:font-name="DejaVu Sans Condensed2" fo:font-size="12pt" officeooo:rsid="001d7543" officeooo:paragraph-rsid="0018c2ef" style:font-size-asian="12pt" style:font-size-complex="12pt"/>
    </style:style>
    <style:style style:name="P13" style:family="paragraph" style:parent-style-name="Standard">
      <style:text-properties style:font-name="DejaVu Sans Condensed2" fo:font-size="12pt" officeooo:rsid="0023ab3b" officeooo:paragraph-rsid="0018c2ef" style:font-size-asian="12pt" style:font-size-complex="12pt"/>
    </style:style>
    <style:style style:name="P14" style:family="paragraph" style:parent-style-name="Standard">
      <style:text-properties style:font-name="DejaVu Sans Condensed2" fo:font-size="12pt" fo:font-style="italic" officeooo:rsid="001d7543" officeooo:paragraph-rsid="0029c0be" style:font-size-asian="12pt" style:font-style-asian="italic" style:font-size-complex="12pt" style:font-style-complex="italic"/>
    </style:style>
    <style:style style:name="P15" style:family="paragraph" style:parent-style-name="Standard">
      <style:text-properties style:font-name="DejaVu Sans Condensed2" officeooo:paragraph-rsid="0029c0be"/>
    </style:style>
    <style:style style:name="P16" style:family="paragraph" style:parent-style-name="Standard">
      <style:text-properties style:font-name="DejaVu Sans Condensed2" officeooo:paragraph-rsid="002f8ced"/>
    </style:style>
    <style:style style:name="P17" style:family="paragraph" style:parent-style-name="Standard">
      <style:paragraph-properties fo:text-align="start" style:justify-single-word="false"/>
      <style:text-properties officeooo:paragraph-rsid="0018c2ef"/>
    </style:style>
    <style:style style:name="P18" style:family="paragraph" style:parent-style-name="Standard" style:list-style-name="L1">
      <style:text-properties style:font-name="DejaVu Sans Condensed2" officeooo:paragraph-rsid="0029c0be"/>
    </style:style>
    <style:style style:name="P19" style:family="paragraph" style:parent-style-name="Standard" style:list-style-name="L1">
      <style:text-properties style:font-name="DejaVu Sans Condensed2" fo:font-size="12pt" officeooo:rsid="00148c7a" officeooo:paragraph-rsid="0029c0be" style:font-size-asian="12pt" style:font-size-complex="12pt"/>
    </style:style>
    <style:style style:name="P20" style:family="paragraph" style:parent-style-name="Standard" style:list-style-name="L3">
      <style:text-properties style:font-name="DejaVu Sans Condensed2" fo:font-size="12pt" officeooo:rsid="00148c7a" officeooo:paragraph-rsid="0029c0be" style:font-size-asian="12pt" style:font-size-complex="12pt"/>
    </style:style>
    <style:style style:name="P21" style:family="paragraph" style:parent-style-name="Standard" style:list-style-name="L2">
      <style:text-properties style:font-name="DejaVu Sans Condensed2" fo:font-size="12pt" officeooo:rsid="0031e491" officeooo:paragraph-rsid="0031e491" style:font-size-asian="12pt" style:font-size-complex="12pt"/>
    </style:style>
    <style:style style:name="P22" style:family="paragraph" style:parent-style-name="Standard" style:list-style-name="L4">
      <style:text-properties style:font-name="DejaVu Sans Condensed2" fo:font-size="12pt" officeooo:rsid="0018178b" officeooo:paragraph-rsid="0029c0be" style:font-size-asian="12pt" style:font-size-complex="12pt"/>
    </style:style>
    <style:style style:name="P23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  <style:text-properties style:font-name="DejaVu Sans Condensed2" fo:font-size="12pt" officeooo:rsid="0012cc9b" officeooo:paragraph-rsid="002c82cb" style:font-size-asian="12pt" style:font-name-complex="DejaVu Sans Condensed3" style:font-size-complex="12pt"/>
    </style:style>
    <style:style style:name="P24" style:family="paragraph" style:parent-style-name="Standard" style:list-style-name="L8">
      <style:paragraph-properties fo:margin-left="0.5in" fo:margin-right="0in" fo:text-align="start" style:justify-single-word="false" fo:text-indent="-0.25in" style:auto-text-indent="false"/>
      <style:text-properties style:font-name="DejaVu Sans Condensed2" fo:font-size="12pt" officeooo:rsid="0012cc9b" officeooo:paragraph-rsid="002a736c" style:font-size-asian="12pt" style:font-name-complex="DejaVu Sans Condensed3" style:font-size-complex="12pt"/>
    </style:style>
    <style:style style:name="P25" style:family="paragraph" style:parent-style-name="Standard" style:list-style-name="L8">
      <style:paragraph-properties fo:margin-left="0.5in" fo:margin-right="0in" fo:text-align="start" style:justify-single-word="false" fo:text-indent="-0.25in" style:auto-text-indent="false"/>
      <style:text-properties style:font-name="DejaVu Sans Condensed2" fo:font-size="12pt" officeooo:rsid="002da520" officeooo:paragraph-rsid="002da520" style:font-size-asian="12pt" style:font-name-complex="DejaVu Sans Condensed3" style:font-size-complex="12pt"/>
    </style:style>
    <style:style style:name="P26" style:family="paragraph" style:parent-style-name="Standard" style:list-style-name="L6">
      <style:text-properties style:font-name="DejaVu Sans Condensed2" fo:font-size="12pt" fo:font-weight="normal" officeooo:rsid="002aa824" officeooo:paragraph-rsid="002da520" style:font-size-asian="12pt" style:font-weight-asian="normal" style:font-size-complex="12pt" style:font-weight-complex="normal"/>
    </style:style>
    <style:style style:name="P27" style:family="paragraph" style:parent-style-name="Standard" style:list-style-name="L4">
      <style:text-properties style:font-name="DejaVu Sans Condensed2" officeooo:paragraph-rsid="0029c0be"/>
    </style:style>
    <style:style style:name="P28" style:family="paragraph" style:parent-style-name="Standard" style:list-style-name="L5">
      <style:paragraph-properties fo:margin-left="0.5in" fo:margin-right="0in" fo:text-align="start" style:justify-single-word="false" fo:text-indent="-0.25in" style:auto-text-indent="false"/>
      <style:text-properties style:font-name="DejaVu Sans Condensed2" officeooo:paragraph-rsid="002da520" style:font-name-complex="DejaVu Sans Condensed3"/>
    </style:style>
    <style:style style:name="P29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  <style:text-properties style:font-name="DejaVu Sans Condensed2" officeooo:paragraph-rsid="002c82cb" style:font-name-complex="DejaVu Sans Condensed3"/>
    </style:style>
    <style:style style:name="P30" style:family="paragraph" style:parent-style-name="Standard" style:list-style-name="L8">
      <style:paragraph-properties fo:margin-left="0.5in" fo:margin-right="0in" fo:text-align="start" style:justify-single-word="false" fo:text-indent="-0.25in" style:auto-text-indent="false"/>
      <style:text-properties style:font-name="DejaVu Sans Condensed2" officeooo:paragraph-rsid="0029c0be" style:font-name-complex="DejaVu Sans Condensed3"/>
    </style:style>
    <style:style style:name="P31" style:family="paragraph" style:parent-style-name="Standard" style:list-style-name="L8">
      <style:paragraph-properties fo:margin-left="0.5in" fo:margin-right="0in" fo:text-align="start" style:justify-single-word="false" fo:text-indent="-0.25in" style:auto-text-indent="false"/>
      <style:text-properties style:font-name="DejaVu Sans Condensed2" officeooo:paragraph-rsid="002a736c" style:font-name-complex="DejaVu Sans Condensed3"/>
    </style:style>
    <style:style style:name="P32" style:family="paragraph" style:parent-style-name="Standard" style:list-style-name="L5">
      <style:paragraph-properties fo:margin-left="0.5in" fo:margin-right="0in" fo:text-align="start" style:justify-single-word="false" fo:text-indent="-0.25in" style:auto-text-indent="false"/>
      <style:text-properties style:font-name="DejaVu Sans Condensed2" officeooo:paragraph-rsid="002da520"/>
    </style:style>
    <style:style style:name="P33" style:family="paragraph" style:parent-style-name="Standard" style:list-style-name="L7">
      <style:text-properties style:font-name="DejaVu Sans Condensed2" officeooo:paragraph-rsid="0029c0be"/>
    </style:style>
    <style:style style:name="P34" style:family="paragraph" style:parent-style-name="Standard" style:list-style-name="L7">
      <style:text-properties style:font-name="DejaVu Sans Condensed2" fo:font-weight="normal" officeooo:rsid="0023ab3b" officeooo:paragraph-rsid="0029c0be" style:font-weight-asian="normal" style:font-weight-complex="normal"/>
    </style:style>
    <style:style style:name="T1" style:family="text">
      <style:text-properties style:font-name="DejaVu Sans Condensed2" fo:font-size="12pt" fo:font-weight="bold" officeooo:rsid="001f2cb5" style:font-size-asian="12pt" style:font-weight-asian="bold" style:font-size-complex="12pt" style:font-weight-complex="bold"/>
    </style:style>
    <style:style style:name="T2" style:family="text">
      <style:text-properties style:font-name="DejaVu Sans Condensed2" fo:font-size="12pt" fo:font-weight="bold" officeooo:rsid="001b1bbd" style:font-size-asian="12pt" style:font-weight-asian="bold" style:font-size-complex="12pt" style:font-weight-complex="bold"/>
    </style:style>
    <style:style style:name="T3" style:family="text">
      <style:text-properties style:font-name="DejaVu Sans Condensed2" fo:font-size="12pt" fo:font-weight="bold" officeooo:rsid="001d7c1c" style:font-size-asian="12pt" style:font-weight-asian="bold" style:font-size-complex="12pt" style:font-weight-complex="bold"/>
    </style:style>
    <style:style style:name="T4" style:family="text">
      <style:text-properties style:font-name="DejaVu Sans Condensed2" fo:font-size="12pt" fo:font-weight="bold" officeooo:rsid="0018178b" style:font-size-asian="12pt" style:font-weight-asian="bold" style:font-size-complex="12pt" style:font-weight-complex="bold"/>
    </style:style>
    <style:style style:name="T5" style:family="text">
      <style:text-properties style:font-name="DejaVu Sans Condensed2" fo:font-size="12pt" fo:font-weight="bold" officeooo:rsid="00220fa1" style:font-size-asian="12pt" style:font-weight-asian="bold" style:font-size-complex="12pt" style:font-weight-complex="bold"/>
    </style:style>
    <style:style style:name="T6" style:family="text">
      <style:text-properties officeooo:rsid="0016828d"/>
    </style:style>
    <style:style style:name="T7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16828d" style:text-blinking="false" fo:background-color="transparent" loext:char-shading-value="0"/>
    </style:style>
    <style:style style:name="T8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2da520" style:text-blinking="false" fo:background-color="transparent" loext:char-shading-value="0"/>
    </style:style>
    <style:style style:name="T9" style:family="text">
      <style:text-properties officeooo:rsid="001d7543"/>
    </style:style>
    <style:style style:name="T10" style:family="text">
      <style:text-properties officeooo:rsid="0018178b"/>
    </style:style>
    <style:style style:name="T11" style:family="text">
      <style:text-properties fo:font-size="12pt" fo:font-weight="bold" officeooo:rsid="0018178b" style:font-size-asian="12pt" style:font-weight-asian="bold" style:font-size-complex="12pt" style:font-weight-complex="bold"/>
    </style:style>
    <style:style style:name="T12" style:family="text">
      <style:text-properties fo:font-size="12pt" fo:font-weight="bold" officeooo:rsid="00148c7a" style:font-size-asian="12pt" style:font-weight-asian="bold" style:font-size-complex="12pt" style:font-weight-complex="bold"/>
    </style:style>
    <style:style style:name="T13" style:family="text">
      <style:text-properties fo:font-size="12pt" fo:font-weight="bold" officeooo:rsid="00259558" style:font-size-asian="12pt" style:font-weight-asian="bold" style:font-size-complex="12pt" style:font-weight-complex="bold"/>
    </style:style>
    <style:style style:name="T14" style:family="text">
      <style:text-properties fo:font-size="12pt" fo:font-weight="bold" officeooo:rsid="003daad9" style:font-size-asian="12pt" style:font-weight-asian="bold" style:font-size-complex="12pt" style:font-weight-complex="bold"/>
    </style:style>
    <style:style style:name="T15" style:family="text">
      <style:text-properties fo:font-size="12pt" fo:font-weight="bold" officeooo:rsid="0037d3e1" style:font-size-asian="12pt" style:font-weight-asian="bold" style:font-size-complex="12pt" style:font-weight-complex="bold"/>
    </style:style>
    <style:style style:name="T16" style:family="text">
      <style:text-properties fo:font-size="12pt" fo:font-weight="bold" officeooo:rsid="0029c0be" style:font-size-asian="12pt" style:font-weight-asian="bold" style:font-size-complex="12pt" style:font-weight-complex="bold"/>
    </style:style>
    <style:style style:name="T17" style:family="text">
      <style:text-properties fo:font-size="12pt" fo:font-weight="bold" officeooo:rsid="002a736c" style:font-size-asian="12pt" style:font-weight-asian="bold" style:font-size-complex="12pt" style:font-weight-complex="bold"/>
    </style:style>
    <style:style style:name="T18" style:family="text">
      <style:text-properties fo:font-size="12pt" fo:font-weight="bold" officeooo:rsid="002aa824" style:font-size-asian="12pt" style:font-weight-asian="bold" style:font-size-complex="12pt" style:font-weight-complex="bold"/>
    </style:style>
    <style:style style:name="T19" style:family="text">
      <style:text-properties fo:font-size="12pt" fo:font-weight="bold" officeooo:rsid="002de90d" style:font-size-asian="12pt" style:font-weight-asian="bold" style:font-size-complex="12pt" style:font-weight-complex="bold"/>
    </style:style>
    <style:style style:name="T20" style:family="text">
      <style:text-properties fo:font-size="12pt" officeooo:rsid="0037d3e1" style:font-size-asian="12pt" style:font-size-complex="12pt"/>
    </style:style>
    <style:style style:name="T21" style:family="text">
      <style:text-properties fo:font-size="12pt" officeooo:rsid="00148c7a" style:font-size-asian="12pt" style:font-size-complex="12pt"/>
    </style:style>
    <style:style style:name="T22" style:family="text">
      <style:text-properties fo:font-size="12pt" officeooo:rsid="0019c0cd" style:font-size-asian="12pt" style:font-size-complex="12pt"/>
    </style:style>
    <style:style style:name="T23" style:family="text">
      <style:text-properties fo:font-size="12pt" officeooo:rsid="00218ddf" style:font-size-asian="12pt" style:font-size-complex="12pt"/>
    </style:style>
    <style:style style:name="T24" style:family="text">
      <style:text-properties fo:font-size="12pt" officeooo:rsid="0016828d" style:font-size-asian="12pt" style:font-size-complex="12pt"/>
    </style:style>
    <style:style style:name="T25" style:family="text">
      <style:text-properties fo:font-size="12pt" officeooo:rsid="002682e1" style:font-size-asian="12pt" style:font-size-complex="12pt"/>
    </style:style>
    <style:style style:name="T26" style:family="text">
      <style:text-properties fo:font-size="12pt" officeooo:rsid="0022408b" style:font-size-asian="12pt" style:font-size-complex="12pt"/>
    </style:style>
    <style:style style:name="T27" style:family="text">
      <style:text-properties fo:font-size="12pt" officeooo:rsid="00204d23" style:font-size-asian="12pt" style:font-size-complex="12pt"/>
    </style:style>
    <style:style style:name="T28" style:family="text">
      <style:text-properties fo:font-size="12pt" officeooo:rsid="002a736c" style:font-size-asian="12pt" style:font-size-complex="12pt"/>
    </style:style>
    <style:style style:name="T29" style:family="text">
      <style:text-properties fo:font-size="12pt" officeooo:rsid="002da520" style:font-size-asian="12pt" style:font-size-complex="12pt"/>
    </style:style>
    <style:style style:name="T30" style:family="text">
      <style:text-properties fo:font-size="12pt" officeooo:rsid="00307da3" style:font-size-asian="12pt" style:font-size-complex="12pt"/>
    </style:style>
    <style:style style:name="T31" style:family="text">
      <style:text-properties fo:font-size="12pt" officeooo:rsid="003ac557" style:font-size-asian="12pt" style:font-size-complex="12pt"/>
    </style:style>
    <style:style style:name="T32" style:family="text">
      <style:text-properties fo:font-size="12pt" fo:font-weight="normal" officeooo:rsid="003daad9" style:font-size-asian="12pt" style:font-weight-asian="normal" style:font-size-complex="12pt" style:font-weight-complex="normal"/>
    </style:style>
    <style:style style:name="T33" style:family="text">
      <style:text-properties fo:font-size="12pt" fo:font-weight="normal" officeooo:rsid="0037d3e1" style:font-size-asian="12pt" style:font-weight-asian="normal" style:font-size-complex="12pt" style:font-weight-complex="normal"/>
    </style:style>
    <style:style style:name="T34" style:family="text">
      <style:text-properties fo:font-size="12pt" fo:font-style="italic" officeooo:rsid="001d7543" style:font-size-asian="12pt" style:font-style-asian="italic" style:font-size-complex="12pt" style:font-style-complex="italic"/>
    </style:style>
    <style:style style:name="T35" style:family="text">
      <style:text-properties fo:font-size="12pt" fo:font-style="italic" officeooo:rsid="001f92e3" style:font-size-asian="12pt" style:font-style-asian="italic" style:font-size-complex="12pt" style:font-style-complex="italic"/>
    </style:style>
    <style:style style:name="T36" style:family="text">
      <style:text-properties fo:font-size="12pt" fo:font-style="italic" officeooo:rsid="001f92e3" style:font-name-asian="DejaVu Sans Condensed1" style:font-size-asian="12pt" style:font-style-asian="italic" style:font-name-complex="DejaVu Sans Condensed1" style:font-size-complex="12pt" style:font-style-complex="italic"/>
    </style:style>
    <style:style style:name="T37" style:family="text">
      <style:text-properties officeooo:rsid="0037d3e1"/>
    </style:style>
    <style:style style:name="T38" style:family="text">
      <style:text-properties officeooo:rsid="00259558"/>
    </style:style>
    <style:style style:name="T39" style:family="text">
      <style:text-properties officeooo:rsid="003daad9"/>
    </style:style>
    <style:style style:name="T40" style:family="text">
      <style:text-properties officeooo:rsid="0029c0be"/>
    </style:style>
    <style:style style:name="T41" style:family="text">
      <style:text-properties officeooo:rsid="002a736c"/>
    </style:style>
    <style:style style:name="T42" style:family="text">
      <style:text-properties officeooo:rsid="002da520"/>
    </style:style>
    <style:style style:name="T43" style:family="text">
      <style:text-properties style:font-name-complex="DejaVu Sans Condensed3"/>
    </style:style>
    <style:style style:name="T44" style:family="text">
      <style:text-properties officeooo:rsid="0029c0be" style:font-name-complex="DejaVu Sans Condensed3"/>
    </style:style>
    <style:style style:name="T45" style:family="text">
      <style:text-properties officeooo:rsid="0037d4a0" style:font-name-complex="DejaVu Sans Condensed3"/>
    </style:style>
    <style:style style:name="T46" style:family="text">
      <style:text-properties officeooo:rsid="003a5f3b" style:font-name-complex="DejaVu Sans Condensed3"/>
    </style:style>
    <style:style style:name="T47" style:family="text">
      <style:text-properties officeooo:rsid="002ee38c"/>
    </style:style>
    <style:style style:name="T48" style:family="text">
      <style:text-properties officeooo:rsid="0033a81a"/>
    </style:style>
    <style:style style:name="T49" style:family="text">
      <style:text-properties officeooo:rsid="0037d4a0"/>
    </style:style>
    <style:style style:name="T50" style:family="text">
      <style:text-properties officeooo:rsid="003961d8"/>
    </style:style>
    <style:style style:name="T51" style:family="text">
      <style:text-properties officeooo:rsid="003a5f3b"/>
    </style:style>
    <style:style style:name="T52" style:family="text">
      <style:text-properties officeooo:rsid="003ac557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<text:span text:style-name="T1">1</text:span><text:span text:style-name="T5">0</text:span><text:span text:style-name="T1">1</text:span><text:span text:style-name="T2"> - </text:span><text:span text:style-name="T3">Controls -</text:span><text:span text:style-name="T2"> </text:span><text:span text:style-name="T4">Joystick</text:span></text:p>
      <text:p text:style-name="P8">U=Up, D=Down, F=Forward, B=Backward, L=Left, R=Right, P=Press, S-*=Shift-, L-*=Long-</text:p>
      <text:p text:style-name="P7"/>
      <text:p text:style-name="P2">Trigger</text:p>
      <text:list text:style-name="L1">
        <text:list-item>
          <text:p text:style-name="P18"><text:span text:style-name="T22">P1</text:span><text:span text:style-name="T21">: </text:span><text:span text:style-name="T31">T1<text:tab/></text:span><text:span text:style-name="T24"><text:tab/><text:tab/></text:span><text:span text:style-name="T31">(release: T0)</text:span></text:p>
        </text:list-item>
        <text:list-item>
          <text:p text:style-name="P19">P2: <text:span text:style-name="T52">TV</text:span></text:p>
        </text:list-item>
      </text:list>
      <text:p text:style-name="P2">Flip-down trigger</text:p>
      <text:list text:style-name="L2">
        <text:list-item>
          <text:p text:style-name="P21">Up: <text:span text:style-name="T52">Trigger SAFE</text:span><text:tab/><text:tab/><text:tab/>Down: <text:span text:style-name="T52">Trigger ARM</text:span><text:tab/><text:tab/><text:tab/>Pull: <text:span text:style-name="T52">Weapon release</text:span></text:p>
        </text:list-item>
      </text:list>
      <text:p text:style-name="P2">Red button</text:p>
      <text:list text:style-name="L3">
        <text:list-item>
          <text:p text:style-name="P20">P: <text:span text:style-name="T7">Weapon release<text:tab/><text:tab/><text:tab/><text:tab/></text:span><text:span text:style-name="T8">S-P 3x: Eject</text:span></text:p>
        </text:list-item>
      </text:list>
      <text:p text:style-name="P16"><text:span text:style-name="T12">Upper </text:span><text:span text:style-name="T13">G</text:span><text:span text:style-name="T12">ray </text:span><text:span text:style-name="T13">B</text:span><text:span text:style-name="T12">utton -- </text:span><text:span text:style-name="T19">Toggle HUD Glass Up/Down</text:span><text:span text:style-name="T12"><text:tab/><text:tab/><text:tab/></text:span><text:span text:style-name="T20"> <text:s/></text:span><text:span text:style-name="T14">Shift</text:span><text:span text:style-name="T32"> --</text:span></text:p>
      <text:p text:style-name="P15"><text:span text:style-name="T12">Lower </text:span><text:span text:style-name="T13">G</text:span><text:span text:style-name="T12">ray </text:span><text:span text:style-name="T13">B</text:span><text:span text:style-name="T12">utton</text:span> -- <text:span text:style-name="T23">Reference button (used to set runway heading and autopilot altitude)</text:span></text:p>
      <text:p text:style-name="P4">Trim <text:span text:style-name="T38">H</text:span>at <text:span text:style-name="T39">(</text:span><text:span text:style-name="T40">don't use axis mode</text:span><text:span text:style-name="T39">)</text:span></text:p>
      <text:p text:style-name="P15"><text:span text:style-name="T34">In normal</text:span><text:span text:style-name="T35"> f</text:span><text:span text:style-name="T36">‌</text:span><text:span text:style-name="T35">light</text:span><text:span text:style-name="T34">:</text:span></text:p>
      <text:list text:style-name="L4">
        <text:list-item>
          <text:p text:style-name="P22">U/D/L/R: Pitch/Roll Trim</text:p>
        </text:list-item>
      </text:list>
      <text:p text:style-name="P14">When autopilot is active:</text:p>
      <text:list text:continue-numbering="true" text:style-name="L4">
        <text:list-item>
          <text:p text:style-name="P22">U/D: <text:span text:style-name="T9">Set autopilot altitude</text:span></text:p>
        </text:list-item>
        <text:list-item>
          <text:p text:style-name="P27"><text:span text:style-name="T10">L/R: </text:span><text:span text:style-name="T9">Perform standard-rate turn left/right</text:span></text:p>
        </text:list-item>
      </text:list>
      <text:p text:style-name="P15"><text:span text:style-name="T15">MANVR/PC hat</text:span><text:span text:style-name="T12"> – </text:span><text:span text:style-name="T18">Autopilot Control &amp; Weapon Select</text:span></text:p>
      <text:list text:style-name="L5">
        <text:list-item>
          <text:p text:style-name="P28"><text:span text:style-name="T42">U</text:span>:<text:span text:style-name="T27"> </text:span><text:span text:style-name="T40">Altimeter Medium speed up<text:tab/><text:tab/><text:tab/><text:tab/></text:span><text:span text:style-name="T49">S-U: </text:span></text:p>
        </text:list-item>
        <text:list-item>
          <text:p text:style-name="P28"><text:span text:style-name="T42">D</text:span>: <text:span text:style-name="T40">Altimeter Medium speed down<text:tab/><text:tab/><text:tab/></text:span><text:span text:style-name="T49">S-B: </text:span></text:p>
        </text:list-item>
        <text:list-item>
          <text:p text:style-name="P28"><text:span text:style-name="T40">L</text:span>: <text:span text:style-name="T40">Altimeter Fast down<text:tab/><text:tab/><text:tab/><text:tab/><text:tab/></text:span><text:span text:style-name="T49">S-L: </text:span><text:span text:style-name="T51">Attitude</text:span><text:span text:style-name="T49"> Hold </text:span></text:p>
        </text:list-item>
        <text:list-item>
          <text:p text:style-name="P32"><text:span text:style-name="T44">R</text:span><text:span text:style-name="T43">: </text:span><text:span text:style-name="T44">Altimeter Fast up<text:tab/><text:tab/><text:tab/><text:tab/><text:tab/></text:span><text:span text:style-name="T45">S-R: </text:span><text:span text:style-name="T46">Altitude Hold (also sets att)</text:span></text:p>
        </text:list-item>
      </text:list>
      <text:p text:style-name="P4">Dish hat <text:span text:style-name="T42">(pov) -- Weapon Select</text:span></text:p>
      <text:list text:style-name="L6">
        <text:list-item>
          <text:p text:style-name="P26">U: </text:p>
        </text:list-item>
        <text:list-item>
          <text:p text:style-name="P26">D: <text:span text:style-name="T42">Autothrottle disconnect/IR-missile fast select</text:span></text:p>
        </text:list-item>
        <text:list-item>
          <text:p text:style-name="P26">L: Weapon Selector Dial Prev</text:p>
        </text:list-item>
        <text:list-item>
          <text:p text:style-name="P26">R: Weapon Selector Dial Next</text:p>
        </text:list-item>
        <text:list-item>
          <text:p text:style-name="P26">P: </text:p>
        </text:list-item>
      </text:list>
      <text:p text:style-name="P5">Dish Hat (axis) -- RB-05 </text:p>
      <text:list text:style-name="L7">
        <text:list-item>
          <text:p text:style-name="P33"><text:span text:style-name="T21">U</text:span><text:span text:style-name="T26">/D/L/R</text:span><text:span text:style-name="T21">: </text:span><text:span text:style-name="T26">RB 05 stick up/down/left/right</text:span></text:p>
        </text:list-item>
        <text:list-item>
          <text:p text:style-name="P34"><text:span text:style-name="T42">S-U</text:span><text:span text:style-name="T37">: Switch input with flight stick (use main flight stick to steer missile)</text:span></text:p>
        </text:list-item>
      </text:list>
      <text:p text:style-name="P6">Index Finger Hat -- View and Game controls</text:p>
      <text:list text:style-name="WWNum1">
        <text:list-item>
          <text:p text:style-name="P29">F: <text:span text:style-name="T37">VR Telescope</text:span><text:tab/><text:tab/><text:tab/>S-F: <text:span text:style-name="T37">Rearm</text:span></text:p>
        </text:list-item>
        <text:list-item>
          <text:p text:style-name="P29">B: <text:span text:style-name="T37">VR Zoom <text:s text:c="2"/></text:span><text:tab/><text:tab/><text:tab/>S-B: <text:span text:style-name="T37">Active Pause</text:span></text:p>
        </text:list-item>
        <text:list-item>
          <text:p text:style-name="P29">U: <text:span text:style-name="T37">Mouse Click</text:span><text:tab/><text:tab/><text:tab/>S-U: <text:span text:style-name="T37">Scroll Down</text:span></text:p>
        </text:list-item>
        <text:list-item>
          <text:p text:style-name="P29">D: <text:span text:style-name="T37">Mouse Right Click</text:span><text:tab/><text:tab/>S-D: <text:span text:style-name="T37">Scroll Down</text:span></text:p>
        </text:list-item>
        <text:list-item>
          <text:p text:style-name="P23">P: <text:span text:style-name="T37">VR Reset <text:s text:c="23"/></text:span><text:tab/>S-P: <text:span text:style-name="T37">show controls</text:span></text:p>
        </text:list-item>
      </text:list>
      <text:p text:style-name="P15"><text:span text:style-name="T15">Thumb</text:span><text:span text:style-name="T11"> Reset </text:span><text:span text:style-name="T13">H</text:span><text:span text:style-name="T12">at – </text:span><text:span text:style-name="T17">Countermeasures</text:span><text:span text:style-name="T16"> and Altimeter</text:span></text:p>
      <text:list text:style-name="L8">
        <text:list-item>
          <text:p text:style-name="P30">F:<text:span text:style-name="T27"> </text:span><text:span text:style-name="T30">Quick</text:span><text:span text:style-name="T28"> </text:span><text:span text:style-name="T30">Chaff/</text:span><text:span text:style-name="T29">Flare</text:span><text:span text:style-name="T28"> Dispense<text:tab/><text:tab/><text:tab/><text:tab/></text:span>S-F: <text:span text:style-name="T50">ECM Band CCW</text:span></text:p>
        </text:list-item>
        <text:list-item>
          <text:p text:style-name="P30">B: <text:span text:style-name="T48">CMS Dispense KONT/OFF</text:span><text:tab/><text:tab/><text:tab/><text:tab/>S-B: <text:span text:style-name="T50">ECM Band CW</text:span></text:p>
        </text:list-item>
        <text:list-item>
          <text:p text:style-name="P30"><text:span text:style-name="T40">L</text:span>: <text:span text:style-name="T48">CMS Dispense INT/Off</text:span><text:tab/><text:tab/><text:tab/><text:tab/><text:tab/>S-<text:span text:style-name="T40">L</text:span>: <text:span text:style-name="T50">ECM Mode CCW</text:span></text:p>
        </text:list-item>
        <text:list-item>
          <text:p text:style-name="P31"><text:span text:style-name="T40">R</text:span>: <text:span text:style-name="T27">--<text:tab/><text:tab/><text:tab/><text:tab/><text:tab/><text:tab/><text:tab/></text:span><text:tab/>S-<text:span text:style-name="T40">R</text:span>: <text:span text:style-name="T50">ECM Mode CCW</text:span></text:p>
        </text:list-item>
        <text:list-item>
          <text:p text:style-name="P24">P: <text:span text:style-name="T41">CMS Dispense </text:span><text:span text:style-name="T48">OFF</text:span></text:p>
        </text:list-item>
        <text:list-item>
          <text:p text:style-name="P25">S-P: Toggle dampers (SPAK) </text:p>
        </text:list-item>
      </text:list>
      <text:p text:style-name="P16"><text:span text:style-name="T12">Brake lever -- </text:span><text:span text:style-name="T33">Switch input with flight stick (use main flight stick to steer missile)</text:span></text:p>
      <text:p text:style-name="P2"><text:span text:style-name="T37">Grip Button</text:span> -- <text:span text:style-name="T47">SHIFT</text:span></text:p>
      <text:p text:style-name="P11"/>
      <text:p text:style-name="P3"/>
      <text:p text:style-name="P9"/>
      <text:p text:style-name="P12"/>
      <text:p text:style-name="P13"/>
      <text:p text:style-name="P1"/>
      <text:p text:style-name="P10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family-generic="swiss"/>
    <style:font-face style:name="DejaVu Sans Condensed2" svg:font-family="'DejaVu Sans Condensed'" style:font-family-generic="swiss" style:font-pitch="variable"/>
    <style:font-face style:name="DejaVu Sans Condensed3" svg:font-family="'DejaVu Sans Condensed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OpenSymbol2" svg:font-family="OpenSymbol" style:font-adornments="Regular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1" style:display-name="ListLabel 1" style:family="text">
      <style:text-properties style:font-name="DejaVu Sans Condensed" fo:font-family="'DejaVu Sans Condensed'" style:font-family-generic="roman" style:font-pitch="variable" style:font-name-asian="OpenSymbol1" style:font-family-asian="OpenSymbol" style:font-family-generic-asian="system" style:font-pitch-asian="variable"/>
    </style:style>
    <style:style style:name="ListLabel_20_2" style:display-name="ListLabel 2" style:family="text">
      <style:text-properties style:font-name-asian="OpenSymbol1" style:font-family-asian="OpenSymbol" style:font-family-generic-asian="system" style:font-pitch-asian="variable"/>
    </style:style>
    <style:style style:name="ListLabel_20_3" style:display-name="ListLabel 3" style:family="text">
      <style:text-properties style:font-name-asian="OpenSymbol1" style:font-family-asian="OpenSymbol" style:font-family-generic-asian="system" style:font-pitch-asian="variable"/>
    </style:style>
    <style:style style:name="ListLabel_20_4" style:display-name="ListLabel 4" style:family="text">
      <style:text-properties style:font-name-asian="OpenSymbol1" style:font-family-asian="OpenSymbol" style:font-family-generic-asian="system" style:font-pitch-asian="variable"/>
    </style:style>
    <style:style style:name="ListLabel_20_5" style:display-name="ListLabel 5" style:family="text">
      <style:text-properties style:font-name-asian="OpenSymbol1" style:font-family-asian="OpenSymbol" style:font-family-generic-asian="system" style:font-pitch-asian="variable"/>
    </style:style>
    <style:style style:name="ListLabel_20_6" style:display-name="ListLabel 6" style:family="text">
      <style:text-properties style:font-name-asian="OpenSymbol1" style:font-family-asian="OpenSymbol" style:font-family-generic-asian="system" style:font-pitch-asian="variable"/>
    </style:style>
    <style:style style:name="ListLabel_20_7" style:display-name="ListLabel 7" style:family="text">
      <style:text-properties style:font-name-asian="OpenSymbol1" style:font-family-asian="OpenSymbol" style:font-family-generic-asian="system" style:font-pitch-asian="variable"/>
    </style:style>
    <style:style style:name="ListLabel_20_8" style:display-name="ListLabel 8" style:family="text">
      <style:text-properties style:font-name-asian="OpenSymbol1" style:font-family-asian="OpenSymbol" style:font-family-generic-asian="system" style:font-pitch-asian="variable"/>
    </style:style>
    <style:style style:name="ListLabel_20_9" style:display-name="ListLabel 9" style:family="text">
      <style:text-properties style:font-name-asian="OpenSymbol1" style:font-family-asian="OpenSymbol" style:font-family-generic-asian="system" style:font-pitch-asian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2"/>
      </text:list-level-style-bullet>
      <text:list-level-style-bullet text:level="2" text:style-name="ListLabel_20_2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2"/>
      </text:list-level-style-bullet>
      <text:list-level-style-bullet text:level="3" text:style-name="ListLabel_20_3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2"/>
      </text:list-level-style-bullet>
      <text:list-level-style-bullet text:level="4" text:style-name="ListLabel_20_4" loext:num-list-format="%4%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2"/>
      </text:list-level-style-bullet>
      <text:list-level-style-bullet text:level="5" text:style-name="ListLabel_20_5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2"/>
      </text:list-level-style-bullet>
      <text:list-level-style-bullet text:level="6" text:style-name="ListLabel_20_6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2"/>
      </text:list-level-style-bullet>
      <text:list-level-style-bullet text:level="7" text:style-name="ListLabel_20_7" loext:num-list-format="%7%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2"/>
      </text:list-level-style-bullet>
      <text:list-level-style-bullet text:level="8" text:style-name="ListLabel_20_8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2"/>
      </text:list-level-style-bullet>
      <text:list-level-style-bullet text:level="9" text:style-name="ListLabel_20_9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4-06-17T00:15:32.369000000</dc:date>
    <meta:editing-duration>PT11H42M4S</meta:editing-duration>
    <meta:editing-cycles>51</meta:editing-cycles>
    <meta:generator>LibreOffice/24.2.2.2$Windows_X86_64 LibreOffice_project/d56cc158d8a96260b836f100ef4b4ef25d6f1a01</meta:generator>
    <meta:document-statistic meta:table-count="0" meta:image-count="0" meta:object-count="0" meta:page-count="1" meta:paragraph-count="46" meta:word-count="301" meta:character-count="1711" meta:non-whitespace-character-count="1399"/>
  </office:meta>
</office:document-meta>
</file>